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81d41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3"><text:s text:c="2"/></text:span></text:p>
      <text:p text:style-name="P40"><text:span text:style-name="T3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3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4">maingamelp</text:span></text:p>
      <text:p text:style-name="P14"><text:tab/>dec a</text:p>
      <text:p text:style-name="P14"><text:tab/>ld (killed),a</text:p>
      <text:p text:style-name="P14"><text:tab/>jp nz,<text:span text:style-name="T4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14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9"><text:tab/>ld hl,objectscarried</text:p>
      <text:p text:style-name="P3"><text:tab/>ld b,0</text:p>
      <text:p text:style-name="P3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1">nomovingback</text:p>
      <text:p text:style-name="P9"><text:tab/>ld a,(slotno)</text:p>
      <text:p text:style-name="P3"><text:tab/>ld (objectscarried),a</text:p>
      <text:p text:style-name="P31">backtoinvent</text:p>
      <text:p text:style-name="P9"><text:tab/>ld (ix+room),255</text:p>
      <text:p text:style-name="P3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14">resetfirstdragon<text:tab/>equ -16+var1</text:p>
      <text:p text:style-name="P31">proxsleeprou</text:p>
      <text:p text:style-name="P31"><text:tab/>ld a,255</text:p>
      <text:p text:style-name="P14"><text:tab/>ld (ix+room),a</text:p>
      <text:p text:style-name="P14"><text:tab/>ld (ix+resetfirstdragon),a</text:p>
      <text:p text:style-name="P14"><text:tab/>ld hl,dragonasleepmess</text:p>
      <text:p text:style-name="P14"><text:tab/>jp windowrou</text:p>
      <text:p text:style-name="P3"/>
      <text:p text:style-name="P69">;;;;;;;;;;;;;;;;;;;;;;;;;;;;;;;;;;;;;;;;;;;;;;;;;;;;;;;CROCODILE</text:p>
      <text:p text:style-name="P3"/>
      <text:p text:style-name="P14">resetcrocodile<text:tab/>equ printmoving</text:p>
      <text:p text:style-name="P70">crocodilerou</text:p>
      <text:p text:style-name="P70"><text:tab/>ld a,(killed)</text:p>
      <text:p text:style-name="P69"><text:tab/>and a</text:p>
      <text:p text:style-name="P69"><text:tab/>ret nz</text:p>
      <text:p text:style-name="P69"><text:tab/>ld a,(ix+delaycounter)</text:p>
      <text:p text:style-name="P69"><text:tab/>inc a</text:p>
      <text:p text:style-name="P69"><text:tab/>and 7</text:p>
      <text:p text:style-name="P69"><text:tab/>ld (ix+delaycounter),a</text:p>
      <text:p text:style-name="P69"><text:tab/>jr nz,justcroccoll</text:p>
      <text:p text:style-name="P69"><text:tab/>ld hl,74+80*256</text:p>
      <text:p text:style-name="P69"><text:tab/>ld de,20+100*256</text:p>
      <text:p text:style-name="P69"><text:tab/>call proximitycollide</text:p>
      <text:p text:style-name="P69"><text:tab/>ld a,8+16</text:p>
      <text:p text:style-name="P69"><text:tab/>rra</text:p>
      <text:p text:style-name="P69"><text:tab/>bit 7,(ix+var1)</text:p>
      <text:p text:style-name="P69"><text:tab/>jr z,nottied</text:p>
      <text:p text:style-name="P69"><text:tab/>cp (ix+colour)</text:p>
      <text:p text:style-name="P69"><text:tab/>ret z</text:p>
      <text:p text:style-name="P70">nottied</text:p>
      <text:p text:style-name="P70"><text:tab/>push af</text:p>
      <text:p text:style-name="P3"><text:tab/>call flyback</text:p>
      <text:p text:style-name="P69"><text:soft-page-break/><text:tab/>call rubprintmoving</text:p>
      <text:p text:style-name="P69"><text:tab/>pop af</text:p>
      <text:p text:style-name="P69"><text:tab/>ld (ix+colour),a</text:p>
      <text:p text:style-name="P69"><text:tab/>ld a,(ix+var1)</text:p>
      <text:p text:style-name="P69"><text:tab/>cp 255</text:p>
      <text:p text:style-name="P69"><text:tab/>jr z,hestied</text:p>
      <text:p text:style-name="P69"><text:tab/>inc a</text:p>
      <text:p text:style-name="P69"><text:tab/>and 7</text:p>
      <text:p text:style-name="P69"><text:tab/>ld (ix+var1),a</text:p>
      <text:p text:style-name="P70">hestied</text:p>
      <text:p text:style-name="P70"><text:tab/>ld (ix+movefrm),123</text:p>
      <text:p text:style-name="P69"><text:tab/>cp 240</text:p>
      <text:p text:style-name="P69"><text:tab/>jp nc,printmoving</text:p>
      <text:p text:style-name="P69"><text:tab/>cp 3</text:p>
      <text:p text:style-name="P69"><text:tab/>jp c,printmoving</text:p>
      <text:p text:style-name="P69"><text:tab/>bit 0,a</text:p>
      <text:p text:style-name="P69"><text:tab/>jp z,printmoving</text:p>
      <text:p text:style-name="P69"><text:tab/>inc (ix+movefrm)</text:p>
      <text:p text:style-name="P69"><text:tab/>call printmoving</text:p>
      <text:p text:style-name="P3"/>
      <text:p text:style-name="P70">justcroccoll</text:p>
      <text:p text:style-name="P70"><text:tab/>bit 0,(ix+movefrm)</text:p>
      <text:p text:style-name="P69"><text:tab/>ret nz</text:p>
      <text:p text:style-name="P69"><text:tab/>ld hl,70+140*256</text:p>
      <text:p text:style-name="P69"><text:tab/>ld de,6+10*256</text:p>
      <text:p text:style-name="P69"><text:tab/>call proximitycollide</text:p>
      <text:p text:style-name="P69"><text:tab/>ret nc</text:p>
      <text:p text:style-name="P3"><text:tab/>di </text:p>
      <text:p text:style-name="P69"><text:tab/>ld a,7</text:p>
      <text:p text:style-name="P3"><text:span text:style-name="T2"><text:tab/>ld (sequence),a</text:span><text:tab/></text:p>
      <text:p text:style-name="P69"><text:tab/>xor a</text:p>
      <text:p text:style-name="P69"><text:tab/>ld (left),a</text:p>
      <text:p text:style-name="P69"><text:tab/>ld (right),a</text:p>
      <text:p text:style-name="P69"><text:tab/>ld a,69-32</text:p>
      <text:p text:style-name="P69"><text:tab/>ld (x),a</text:p>
      <text:p text:style-name="P69"><text:tab/>ld a,160</text:p>
      <text:p text:style-name="P69"><text:tab/>ld (y),a</text:p>
      <text:p text:style-name="P3"><text:tab/>ei</text:p>
      <text:p text:style-name="P69"><text:tab/>ld hl,croceatenmess</text:p>
      <text:p text:style-name="P69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14">tiecroc<text:tab/>equ -16+var1</text:p>
      <text:p text:style-name="P31">proxcrocrou</text:p>
      <text:p text:style-name="P31"><text:tab/>ld (ix+room),255</text:p>
      <text:p text:style-name="P14"><text:tab/>ld (ix+tiecroc),255</text:p>
      <text:p text:style-name="P14"><text:tab/>ld hl,croctiedmess</text:p>
      <text:p text:style-name="P14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31">proxrockrou</text:p>
      <text:p text:style-name="P31"><text:tab/>ld (ix+room),48</text:p>
      <text:p text:style-name="P14"><text:tab/>ld a,(waterheight)</text:p>
      <text:p text:style-name="P14"><text:tab/>add a,6</text:p>
      <text:p text:style-name="P14"><text:tab/>ld (waterheight),a</text:p>
      <text:p text:style-name="P14"><text:tab/>neg</text:p>
      <text:p text:style-name="P14"><text:tab/>add a,76</text:p>
      <text:p text:style-name="P14"><text:tab/>ld (ix+movex),a</text:p>
      <text:p text:style-name="P14"><text:tab/>ld (ix+movey),176</text:p>
      <text:p text:style-name="P14"><text:tab/>ld hl,rockinwatermess</text:p>
      <text:p text:style-name="P14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31">proxjugrou</text:p>
      <text:p text:style-name="P31"><text:tab/>ld a,255</text:p>
      <text:p text:style-name="P14"><text:tab/>ld (ix+room),a</text:p>
      <text:p text:style-name="P14"><text:tab/>ld (fireout),a</text:p>
      <text:p text:style-name="P14"><text:tab/>ld hl,throwwateronfiremess</text:p>
      <text:p text:style-name="P14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31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31">ratcoll</text:p>
      <text:p text:style-name="P31"><text:tab/>cp 1</text:p>
      <text:p text:style-name="P14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31">proxloafrou</text:p>
      <text:p text:style-name="P31"><text:tab/>ld a,(ix+movex)</text:p>
      <text:p text:style-name="P14"><text:tab/>add a,2</text:p>
      <text:p text:style-name="P14"><text:tab/>ld (ratcoll+1),a</text:p>
      <text:p text:style-name="P14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14">proxeggrou<text:tab/>ld a,255</text:p>
      <text:p text:style-name="P14"><text:tab/>ld (dragonhere1+var1),a</text:p>
      <text:p text:style-name="P14"><text:tab/>ld hl,puteggbackmess</text:p>
      <text:p text:style-name="P14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3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3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3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16T22:17:57.591228762</dc:date>
    <meta:editing-duration>P2DT10H3M24S</meta:editing-duration>
    <meta:editing-cycles>206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1" meta:non-whitespace-character-count="110665"/>
  </office:meta>
</office:document-meta>
</file>